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587d" officeooo:paragraph-rsid="0017587d"/>
    </style:style>
    <style:style style:name="P2" style:family="paragraph" style:parent-style-name="Standard">
      <style:text-properties style:font-name="DejaVu Sans Condensed" officeooo:rsid="0017587d" officeooo:paragraph-rsid="0017587d"/>
    </style:style>
    <style:style style:name="P3" style:family="paragraph" style:parent-style-name="Standard">
      <style:text-properties style:font-name="DejaVu Sans Condensed" officeooo:rsid="0017587d" officeooo:paragraph-rsid="001835df"/>
    </style:style>
    <style:style style:name="P4" style:family="paragraph" style:parent-style-name="Standard">
      <style:text-properties style:font-name="DejaVu Sans Condensed" officeooo:rsid="0017a3c2" officeooo:paragraph-rsid="0017587d"/>
    </style:style>
    <style:style style:name="P5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7a3c2" officeooo:paragraph-rsid="0017a3c2"/>
    </style:style>
    <style:style style:name="P6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7a3c2" officeooo:paragraph-rsid="001835df"/>
    </style:style>
    <style:style style:name="P7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7a3c2" officeooo:paragraph-rsid="00189270"/>
    </style:style>
    <style:style style:name="P8" style:family="paragraph" style:parent-style-name="Standard">
      <style:text-properties style:font-name="DejaVu Sans Condensed" officeooo:rsid="0017a3c2" officeooo:paragraph-rsid="001835df"/>
    </style:style>
    <style:style style:name="P9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835df" officeooo:paragraph-rsid="001835df"/>
    </style:style>
    <style:style style:name="P10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835df" officeooo:paragraph-rsid="00189270"/>
    </style:style>
    <style:style style:name="P11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835df" officeooo:paragraph-rsid="00185dca"/>
    </style:style>
    <style:style style:name="P12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835df" officeooo:paragraph-rsid="001a0732"/>
    </style:style>
    <style:style style:name="P13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89270" officeooo:paragraph-rsid="00189270"/>
    </style:style>
    <style:style style:name="P14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8ed0c" officeooo:paragraph-rsid="0018ed0c"/>
    </style:style>
    <style:style style:name="P15" style:family="paragraph" style:parent-style-name="Standard">
      <style:text-properties style:font-name="DejaVu Sans Condensed" fo:font-size="13pt" fo:font-weight="bold" officeooo:rsid="0017587d" officeooo:paragraph-rsid="0017587d" style:font-size-asian="13pt" style:font-weight-asian="bold" style:font-size-complex="13pt" style:font-weight-complex="bold"/>
    </style:style>
    <style:style style:name="P16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fo:font-size="13pt" fo:font-weight="bold" officeooo:rsid="001835df" officeooo:paragraph-rsid="001835df" style:font-size-asian="13pt" style:font-weight-asian="bold" style:font-size-complex="13pt" style:font-weight-complex="bold"/>
    </style:style>
    <style:style style:name="P17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fo:font-size="13pt" fo:font-weight="bold" officeooo:rsid="00189270" officeooo:paragraph-rsid="00189270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DejaVu Sans Condensed" fo:font-size="15pt" fo:font-weight="bold" officeooo:rsid="0017587d" officeooo:paragraph-rsid="001a0732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DejaVu Sans Condensed" fo:font-size="15pt" fo:font-weight="bold" officeooo:rsid="001a0732" officeooo:paragraph-rsid="001a0732" style:font-size-asian="15pt" style:font-weight-asian="bold" style:font-size-complex="15pt" style:font-weight-complex="bold"/>
    </style:style>
    <style:style style:name="P20" style:family="paragraph" style:parent-style-name="Standard" style:master-page-name="">
      <style:paragraph-properties style:page-number="auto" fo:background-color="transparent" style:shadow="none">
        <style:tab-stops>
          <style:tab-stop style:position="2.5in"/>
          <style:tab-stop style:position="4.6252in"/>
        </style:tab-stops>
        <style:background-image/>
      </style:paragraph-properties>
      <style:text-properties style:font-name="DejaVu Sans Condensed" officeooo:rsid="0017587d" officeooo:paragraph-rsid="0017587d"/>
    </style:style>
    <style:style style:name="P21" style:family="paragraph" style:parent-style-name="Standard">
      <style:paragraph-properties>
        <style:tab-stops>
          <style:tab-stop style:position="1.6665in"/>
          <style:tab-stop style:position="4.1665in"/>
        </style:tab-stops>
      </style:paragraph-properties>
      <style:text-properties style:font-name="DejaVu Sans Condensed" officeooo:rsid="001a0732" officeooo:paragraph-rsid="001a0732"/>
    </style:style>
    <style:style style:name="P22" style:family="paragraph" style:parent-style-name="Standard">
      <style:text-properties style:font-name="DejaVu Sans Condensed" officeooo:rsid="001a0732" officeooo:paragraph-rsid="001a0732"/>
    </style:style>
    <style:style style:name="P23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7587d" officeooo:paragraph-rsid="001835df"/>
    </style:style>
    <style:style style:name="P24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89270" officeooo:paragraph-rsid="00189270"/>
    </style:style>
    <style:style style:name="P25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officeooo:rsid="00189270" officeooo:paragraph-rsid="001835df"/>
    </style:style>
    <style:style style:name="P26" style:family="paragraph" style:parent-style-name="Standard">
      <style:text-properties style:font-name="DejaVu Sans Condensed" officeooo:rsid="0017a3c2" officeooo:paragraph-rsid="001a0732"/>
    </style:style>
    <style:style style:name="P27" style:family="paragraph" style:parent-style-name="Standard">
      <style:text-properties style:font-name="DejaVu Sans Condensed" officeooo:rsid="001835df" officeooo:paragraph-rsid="001835df"/>
    </style:style>
    <style:style style:name="P28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fo:font-size="13pt" fo:font-weight="bold" officeooo:rsid="001835df" officeooo:paragraph-rsid="001835df" style:font-size-asian="13pt" style:font-weight-asian="bold" style:font-size-complex="13pt" style:font-weight-complex="bold"/>
    </style:style>
    <style:style style:name="P29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fo:font-style="normal" officeooo:rsid="00185dca" officeooo:paragraph-rsid="001a0732" style:font-style-asian="normal" style:font-style-complex="normal"/>
    </style:style>
    <style:style style:name="P30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fo:font-style="normal" officeooo:rsid="00185dca" officeooo:paragraph-rsid="00185dca" style:font-style-asian="normal" style:font-style-complex="normal"/>
    </style:style>
    <style:style style:name="P31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fo:font-style="normal" officeooo:rsid="00189270" officeooo:paragraph-rsid="00189270" style:font-style-asian="normal" style:font-style-complex="normal"/>
    </style:style>
    <style:style style:name="P32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DejaVu Sans Condensed" fo:font-style="normal" officeooo:rsid="0018ed0c" officeooo:paragraph-rsid="0018ed0c" style:font-style-asian="normal" style:font-style-complex="normal"/>
    </style:style>
    <style:style style:name="T1" style:family="text">
      <style:text-properties officeooo:rsid="0017587d"/>
    </style:style>
    <style:style style:name="T2" style:family="text">
      <style:text-properties officeooo:rsid="001835d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5dca" style:font-style-asian="normal" style:font-style-complex="normal"/>
    </style:style>
    <style:style style:name="T6" style:family="text">
      <style:text-properties fo:font-style="normal" officeooo:rsid="00189270" style:font-style-asian="normal" style:font-style-complex="normal"/>
    </style:style>
    <style:style style:name="T7" style:family="text">
      <style:text-properties fo:font-style="normal" officeooo:rsid="0018ed0c" style:font-style-asian="normal" style:font-style-complex="normal"/>
    </style:style>
    <style:style style:name="T8" style:family="text">
      <style:text-properties fo:font-style="normal" officeooo:rsid="001a0732" style:font-style-asian="normal" style:font-style-complex="normal"/>
    </style:style>
    <style:style style:name="T9" style:family="text">
      <style:text-properties fo:font-style="normal" officeooo:rsid="001cdf63" style:font-style-asian="normal" style:font-style-complex="normal"/>
    </style:style>
    <style:style style:name="T10" style:family="text">
      <style:text-properties officeooo:rsid="00185dca"/>
    </style:style>
    <style:style style:name="T11" style:family="text">
      <style:text-properties officeooo:rsid="00189270"/>
    </style:style>
    <style:style style:name="T12" style:family="text">
      <style:text-properties officeooo:rsid="0018ed0c"/>
    </style:style>
    <style:style style:name="T13" style:family="text">
      <style:text-properties officeooo:rsid="001a0732"/>
    </style:style>
    <style:style style:name="T14" style:family="text">
      <style:text-properties style:font-name="DejaVu Sans Condensed"/>
    </style:style>
    <style:style style:name="T15" style:family="text">
      <style:text-properties officeooo:rsid="001cdf6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Komplexität von Algorithmen</text:p>
      <text:p text:style-name="P22">Sommersemester 2015</text:p>
      <text:p text:style-name="P18"><text:span text:style-name="T13">T</text:span>estat 1</text:p>
      <text:p text:style-name="P19">(Die Klass coNP und DP)</text:p>
      <text:p text:style-name="P19"/>
      <text:p text:style-name="P20">Name: Zhang <text:tab/>Vorname:Zijian <text:tab/>Matrikelnummer:3184680</text:p>
      <text:p text:style-name="P1"/>
      <text:p text:style-name="P1"><text:span text:style-name="T14">E-Mail-Adresse: </text:span><text:a xlink:type="simple" xlink:href="mailto:zhangzijian0523@gmail.com" text:style-name="Internet_20_link" text:visited-style-name="Visited_20_Internet_20_Link"><text:span text:style-name="T14">zhangzijian0523@gmail.com</text:span></text:a></text:p>
      <text:p text:style-name="P2"/>
      <text:p text:style-name="P15">Aufgabe 1</text:p>
      <text:p text:style-name="P4"/>
      <text:p text:style-name="P5">Sei<draw:frame draw:style-name="fr1" draw:name="Object4" text:anchor-type="as-char" svg:y="-0.1484in" svg:width="0.2937in" svg:height="0.2091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2">eine NTM, die solche Sprache entscheiden kann:</text:span></text:p>
      <text:p text:style-name="P5"><text:tab/><draw:frame draw:style-name="fr1" draw:name="Object2" text:anchor-type="as-char" svg:y="-0.1484in" svg:width="0.2244in" svg:height="0.209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={&lt;A&gt;|A ist eine aussagelogische Formel, die mindestens eine erfüllbare <text:tab/><text:tab/><text:tab/><text:tab/>Belegung besitzt}</text:span></text:p>
      <text:p text:style-name="P9">Es wird wie so hergestellt:</text:p>
      <text:p text:style-name="P12">Angabe: </text:p>
      <text:p text:style-name="P12"><text:tab/>w ist eine aussagelogische Formel, n=|w| ist die Länge der Angabe</text:p>
      <text:p text:style-name="P9">Anweisung:</text:p>
      <text:p text:style-name="P23"><text:tab/>1.Überprüfe die Angabe ob es leer oder unrechtmäsßige aussagelogische Formel <text:tab/>ist, wenn ja, verwerfe.</text:p>
      <text:p text:style-name="P8"><text:tab/>2.Schleife: Wenn es noch ein Variabel keine Belegung hat, tue weite:</text:p>
      <text:p text:style-name="P8"><text:tab/><text:tab/><text:span text:style-name="T10">Loop</text:span>1:<text:span text:style-name="T1">Auf dem Berechnungsbaum der Mehr-Band-Turingmaschine wird mit <text:tab/><text:tab/>einem Variabel beschäftigt. Für jede Belegung eines Variabels verzweigt <text:tab/><text:tab/>sich der Baum.</text:span></text:p>
      <text:p text:style-name="P6"><text:tab/>3.Wenn keine Belegung die Formel erfüllen kann, verwerfe, <text:span text:style-name="T2">sonst akzeptiere.</text:span></text:p>
      <text:p text:style-name="P9">Laufzeit:</text:p>
      <text:p text:style-name="P9"><text:tab/>Schritt 1: O(n)</text:p>
      <text:p text:style-name="P13"><text:tab/>Schritt 2: O(1)</text:p>
      <text:p text:style-name="P10"><text:span text:style-name="T11"><text:tab/><text:tab/><text:tab/>Loop1: O(n)</text:span>.</text:p>
      <text:p text:style-name="P9"><text:tab/>Schritt 3: O(1)</text:p>
      <text:p text:style-name="P10"><text:tab/>insgesamte: <text:span text:style-name="T11">O(n+1*n+1)=O(n)</text:span></text:p>
      <text:p text:style-name="P10"/>
      <text:p text:style-name="P10"><draw:frame draw:style-name="fr1" draw:name="Object18" text:anchor-type="as-char" svg:y="-0.1484in" svg:width="0.7484in" svg:height="0.2098in" draw:z-index="9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3">Sei<draw:frame draw:style-name="fr1" draw:name="Object3" text:anchor-type="as-char" svg:y="-0.1484in" svg:width="0.2937in" svg:height="0.2091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">e</text:span>ine <text:span text:style-name="T15">NTM</text:span>, die solche Sprache entscheiden k<text:span text:style-name="T2">ann</text:span>:</text:p>
      <text:p text:style-name="P3"><text:tab/><draw:frame draw:style-name="fr1" draw:name="Object1" text:anchor-type="as-char" svg:y="-0.1484in" svg:width="0.2244in" svg:height="0.209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={<text:span text:style-name="T12">&lt;</text:span>A<text:span text:style-name="T12">&gt;</text:span>|A ist eine aussagelogische Formel, die Mehr als eine erfüllende <text:tab/><text:tab/><text:tab/><text:tab/>Belegung besitzt}</text:p>
      <text:p text:style-name="P3">Es konnte wie so hergestellt werden</text:p>
      <text:p text:style-name="P26">Angabe: </text:p>
      <text:p text:style-name="P26"><text:tab/>w ist eine aussagelogische Formel, n=|w| ist die länge der Angabe</text:p>
      <text:p text:style-name="P8">Anweisung:</text:p>
      <text:p text:style-name="P3"><text:span text:style-name="T2"><text:tab/>1~3: wie</text:span><text:span text:style-name="T2"><draw:frame draw:style-name="fr1" draw:name="Object5" text:anchor-type="as-char" svg:y="-0.1484in" svg:width="0.2937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, nur bei der Schleife wird die Belegung gleichzeitig mitnotiert</text:span></text:p>
      <text:p text:style-name="P27"><text:tab/>4. Verändert sich die Belegung eines Variabels.</text:p>
      <text:p text:style-name="P27"><text:tab/>5.Prüfe noch eimal, ob die Belegung die Formel erfüllen kann. Wenn ja, <text:tab/>akzeptiere, sonst ablehne.</text:p>
      <text:p text:style-name="P6">Laufzeit:</text:p>
      <text:p text:style-name="P25"><text:tab/>Schritt 1~3: O(n)</text:p>
      <text:p text:style-name="P6"><text:tab/>Schritt <text:span text:style-name="T2">4: O(1)</text:span></text:p>
      <text:p text:style-name="P9"><text:tab/>Schritt 5: O(1)</text:p>
      <text:p text:style-name="P7"><text:tab/>insgesamt: <text:span text:style-name="T11">O(n+1+1)=O(n)</text:span></text:p>
      <text:p text:style-name="P7"><text:soft-page-break/><draw:frame draw:style-name="fr1" draw:name="Object6" text:anchor-type="as-char" svg:y="-0.1484in" svg:width="0.7335in" svg:height="0.2098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/>
      <text:p text:style-name="P9">Die in der Aufgabe1 gegebende Sprache<draw:frame draw:style-name="fr1" draw:name="Object11" text:anchor-type="as-char" svg:y="-0.1484in" svg:width="1.1465in" svg:height="0.1839in" draw:z-index="17"><draw:object xlink:href="./Object 11" xlink:type="simple" xlink:show="embed" xlink:actuate="onLoad"/><draw:image xlink:href="./ObjectReplacements/Object 11" xlink:type="simple" xlink:show="embed" xlink:actuate="onLoad"/></draw:frame>ist eigentlich <draw:frame draw:style-name="fr1" draw:name="Object7" text:anchor-type="as-char" svg:y="-0.1484in" svg:width="0.478in" svg:height="0.2091in" draw:z-index="5"><draw:object xlink:href="./Object 7" xlink:type="simple" xlink:show="embed" xlink:actuate="onLoad"/><draw:image xlink:href="./ObjectReplacements/Object 7" xlink:type="simple" xlink:show="embed" xlink:actuate="onLoad"/></draw:frame>. Weil <draw:frame draw:style-name="fr1" draw:name="Object8" text:anchor-type="as-char" svg:y="-0.1484in" svg:width="0.2244in" svg:height="0.2091in" draw:z-index="6"><draw:object xlink:href="./Object 8" xlink:type="simple" xlink:show="embed" xlink:actuate="onLoad"/><draw:image xlink:href="./ObjectReplacements/Object 8" xlink:type="simple" xlink:show="embed" xlink:actuate="onLoad"/></draw:frame>bzw. <draw:frame draw:style-name="fr1" draw:name="Object9" text:anchor-type="as-char" svg:y="-0.1484in" svg:width="0.2244in" svg:height="0.2091in" draw:z-index="7"><draw:object xlink:href="./Object 9" xlink:type="simple" xlink:show="embed" xlink:actuate="onLoad"/><draw:image xlink:href="./ObjectReplacements/Object 9" xlink:type="simple" xlink:show="embed" xlink:actuate="onLoad"/></draw:frame>vollständig für NP sind, ist<draw:frame draw:style-name="fr1" draw:name="Object10" text:anchor-type="as-char" svg:y="-0.1484in" svg:width="1.5138in" svg:height="0.1839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Aufgabe 2</text:p>
      <text:p text:style-name="P16"/>
      <text:p text:style-name="P11">Sei<text:span text:style-name="T4"><draw:frame draw:style-name="fr1" draw:name="Object12" text:anchor-type="as-char" svg:y="-0.1484in" svg:width="0.2937in" svg:height="0.2091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4">eine </text:span><text:span text:style-name="T9">NTM</text:span><text:span text:style-name="T4">, </text:span><text:span text:style-name="T5">die solche Sprache entscheiden kann:</text:span></text:p>
      <text:p text:style-name="P11"><text:span text:style-name="T5"><text:tab/></text:span><text:span text:style-name="T5"><draw:frame draw:style-name="fr1" draw:name="Object22" text:anchor-type="as-char" svg:y="-0.1484in" svg:width="0.2244in" svg:height="0.2091in" draw:z-index="13"><draw:object xlink:href="./Object 22" xlink:type="simple" xlink:show="embed" xlink:actuate="onLoad"/><draw:image xlink:href="./ObjectReplacements/Object 22" xlink:type="simple" xlink:show="embed" xlink:actuate="onLoad"/></draw:frame></text:span><text:span text:style-name="T5">={</text:span><text:span text:style-name="T7">&lt;</text:span><text:span text:style-name="T5">A</text:span><text:span text:style-name="T7">&gt;</text:span><text:span text:style-name="T5">|A ist eine aussagelogische Folmel, die mindestens eine erfüllbare <text:tab/><text:tab/><text:tab/><text:tab/>Blegung besitzt}</text:span><text:span text:style-name="T4"> </text:span></text:p>
      <text:p text:style-name="P29">Angabe:</text:p>
      <text:p text:style-name="P12"><text:span text:style-name="T5"><text:tab/></text:span><text:span text:style-name="T4"><draw:frame draw:style-name="fr1" draw:name="Object14" text:anchor-type="as-char" svg:y="-0.1484in" svg:width="0.4638in" svg:height="0.1846in" draw:z-index="18"><draw:object xlink:href="./Object 14" xlink:type="simple" xlink:show="embed" xlink:actuate="onLoad"/><draw:image xlink:href="./ObjectReplacements/Object 14" xlink:type="simple" xlink:show="embed" xlink:actuate="onLoad"/></draw:frame></text:span><text:span text:style-name="T4">,</text:span><text:span text:style-name="T4"><draw:frame draw:style-name="fr1" draw:name="Object32" text:anchor-type="as-char" svg:y="-0.1484in" svg:width="0.778in" svg:height="0.1925in" draw:z-index="23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29">Anweisung: </text:p>
      <text:p text:style-name="P12"><text:span text:style-name="T5"><text:tab/></text:span><text:span text:style-name="T4">wie die</text:span><text:span text:style-name="T4"><draw:frame draw:style-name="fr1" draw:name="Object13" text:anchor-type="as-char" svg:y="-0.1484in" svg:width="0.2937in" svg:height="0.2091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4">in Aufgabe 1.</text:span></text:p>
      <text:p text:style-name="P11"/>
      <text:p text:style-name="P30"><draw:frame draw:style-name="fr1" draw:name="Object19" text:anchor-type="as-char" svg:y="-0.1484in" svg:width="0.7335in" svg:height="0.2098in" draw:z-index="2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9"/>
      <text:p text:style-name="P11"><text:span text:style-name="T4">Sei</text:span><text:span text:style-name="T5"><draw:frame draw:style-name="fr1" draw:name="Object15" text:anchor-type="as-char" svg:y="-0.1484in" svg:width="0.2937in" svg:height="0.2091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e</text:span><text:span text:style-name="T5">ine </text:span><text:span text:style-name="T9">NTM</text:span><text:span text:style-name="T5">, die solche Sprache entscheiden kann:</text:span></text:p>
      <text:p text:style-name="P11"><text:span text:style-name="T5"><draw:frame draw:style-name="fr1" draw:name="Object21" text:anchor-type="as-char" svg:y="-0.1484in" svg:width="0.2244in" svg:height="0.2091in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">={</text:span><text:span text:style-name="T7">&lt;</text:span><text:span text:style-name="T5">A</text:span><text:span text:style-name="T7">&gt;</text:span><text:span text:style-name="T5">|A ist eine aussagelogische Formel, die midestens eine erfüllbare Belegung besitzt}</text:span></text:p>
      <text:p text:style-name="P29">Angabe: </text:p>
      <text:p text:style-name="P12"><text:span text:style-name="T5"><text:tab/>G, </text:span><text:span text:style-name="T8">n=|G|</text:span></text:p>
      <text:p text:style-name="P29">Anweisung: </text:p>
      <text:p text:style-name="P12"><text:span text:style-name="T5"><text:tab/></text:span><text:span text:style-name="T4">wie die</text:span><text:span text:style-name="T4"><draw:frame draw:style-name="fr1" draw:name="Object16" text:anchor-type="as-char" svg:y="-0.1484in" svg:width="0.2937in" svg:height="0.2091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">in Aufgabe 1</text:span><text:span text:style-name="T6">.</text:span></text:p>
      <text:p text:style-name="P13"/>
      <text:p text:style-name="P31"><draw:frame draw:style-name="fr1" draw:name="Object17" text:anchor-type="as-char" svg:y="-0.1484in" svg:width="0.7335in" svg:height="0.2098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1"/>
      <text:p text:style-name="P13"><text:span text:style-name="T4">SAT-UNSAT={A\B|</text:span><text:span text:style-name="T4"><draw:frame draw:style-name="fr1" draw:name="Object20" text:anchor-type="as-char" svg:y="-0.1484in" svg:width="0.4835in" svg:height="0.2091in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4">und </text:span><text:span text:style-name="T4"><draw:frame draw:style-name="fr1" draw:name="Object23" text:anchor-type="as-char" svg:y="-0.1484in" svg:width="0.4693in" svg:height="0.2098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">}</text:span></text:p>
      <text:p text:style-name="P13"><text:span text:style-name="T3"><draw:frame draw:style-name="fr1" draw:name="Object29" text:anchor-type="as-char" svg:y="-0.1201in" svg:width="0.2783in" svg:height="0.1091in" draw:z-index="30"><draw:object xlink:href="./Object 29" xlink:type="simple" xlink:show="embed" xlink:actuate="onLoad"/><draw:image xlink:href="./ObjectReplacements/Object 29" xlink:type="simple" xlink:show="embed" xlink:actuate="onLoad"/></draw:frame></text:span> SAT-UNSAT ist vollständig für DP</text:p>
      <text:p text:style-name="P13"/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Aufgabe 3</text:p>
      <text:p text:style-name="P17"/>
      <text:p text:style-name="P10">Sei<text:span text:style-name="T4"><draw:frame draw:style-name="fr1" draw:name="Object25" text:anchor-type="as-char" svg:y="-0.1484in" svg:width="0.3071in" svg:height="0.1846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">eine </text:span><text:span text:style-name="T9">NTM</text:span><text:span text:style-name="T4">, </text:span><text:span text:style-name="T5">die solche Sprache entscheiden kann:</text:span></text:p>
      <text:p text:style-name="P10"><text:span text:style-name="T5"><text:tab/></text:span><text:span text:style-name="T5"><draw:frame draw:style-name="fr1" draw:name="Object26" text:anchor-type="as-char" svg:y="-0.1484in" svg:width="0.2374in" svg:height="0.1846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">={</text:span><text:span text:style-name="T7">&lt;</text:span><text:span text:style-name="T5">A</text:span><text:span text:style-name="T7">&gt;</text:span><text:span text:style-name="T5">|A ist eine aussagelogische Folmel, die mindestens eine erfüllbare <text:tab/><text:tab/><text:tab/><text:tab/>Blegung besitzt}</text:span><text:span text:style-name="T4"> </text:span></text:p>
      <text:p text:style-name="P29">Angabe: </text:p>
      <text:p text:style-name="P12"><text:span text:style-name="T5"><text:tab/></text:span><text:span text:style-name="T4"><draw:frame draw:style-name="fr1" draw:name="Object27" text:anchor-type="as-char" svg:y="-0.1484in" svg:width="0.1992in" svg:height="0.1846in" draw:z-index="31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9">Anweisung:</text:p>
      <text:p text:style-name="P12"><text:span text:style-name="T5"><text:tab/></text:span><text:span text:style-name="T4">wie die</text:span><text:span text:style-name="T4"><draw:frame draw:style-name="fr1" draw:name="Object24" text:anchor-type="as-char" svg:y="-0.1484in" svg:width="0.2937in" svg:height="0.2091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">in Aufgabe 1</text:span><text:span text:style-name="T6">.</text:span></text:p>
      <text:p text:style-name="P10"/>
      <text:p text:style-name="P31"><draw:frame draw:style-name="fr1" draw:name="Object30" text:anchor-type="as-char" svg:y="-0.1484in" svg:width="0.7457in" svg:height="0.1846in" draw:z-index="26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/>
      <text:p text:style-name="P14"><text:span text:style-name="T6">T</text:span><text:span text:style-name="T4">AUT = {&lt;F&gt;|</text:span><text:span text:style-name="T4"><draw:frame draw:style-name="fr1" draw:name="Object28" text:anchor-type="as-char" svg:y="-0.1484in" svg:width="0.5598in" svg:height="0.1846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4">}</text:span></text:p>
      <text:p text:style-name="P32"><draw:frame draw:style-name="fr1" draw:name="Object31" text:anchor-type="as-char" svg:y="-0.1484in" svg:width="1.152in" svg:height="0.1846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1:09:23.428357742</meta:creation-date>
    <dc:date>2015-05-30T12:06:44.219337409</dc:date>
    <meta:editing-duration>PT2H11M5S</meta:editing-duration>
    <meta:editing-cycles>4</meta:editing-cycles>
    <meta:generator>LibreOffice/4.3.3.2$Linux_x86 LibreOffice_project/430m0$Build-2</meta:generator>
    <meta:document-statistic meta:table-count="0" meta:image-count="0" meta:object-count="32" meta:page-count="4" meta:paragraph-count="67" meta:word-count="311" meta:character-count="2232" meta:non-whitespace-character-count="1917"/>
  </office:meta>
</office:document-meta>
</file>

<file path=Object 1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10/content.xml><?xml version="1.0" encoding="utf-8"?>
<math xmlns="http://www.w3.org/1998/Math/MathML" display="block">
  <semantics>
    <mrow>
      <mrow>
        <mi mathvariant="italic">UNIQUE</mi>
        <mo stretchy="false">−</mo>
        <mi mathvariant="italic">SAT</mi>
      </mrow>
      <mo stretchy="false">∈</mo>
      <mi mathvariant="italic">DP</mi>
    </mrow>
    <annotation encoding="StarMath 5.0">UNIQUE-SAT  in DP</annotation>
  </semantics>
</math>
</file>

<file path=Object 11/content.xml><?xml version="1.0" encoding="utf-8"?>
<math xmlns="http://www.w3.org/1998/Math/MathML" display="block">
  <semantics>
    <mrow>
      <mi mathvariant="italic">UNIQUE</mi>
      <mo stretchy="false">−</mo>
      <mi mathvariant="italic">SAT</mi>
    </mrow>
    <annotation encoding="StarMath 5.0"> UNIQUE-SAT  </annotation>
  </semantics>
</math>
</file>

<file path=Object 12/content.xml><?xml version="1.0" encoding="utf-8"?>
<math xmlns="http://www.w3.org/1998/Math/MathML" display="block">
  <semantics>
    <msub>
      <mi>M</mi>
      <mn>1</mn>
    </msub>
    <annotation encoding="StarMath 5.0">M_1
</annotation>
  </semantics>
</math>
</file>

<file path=Object 13/content.xml><?xml version="1.0" encoding="utf-8"?>
<math xmlns="http://www.w3.org/1998/Math/MathML" display="block">
  <semantics>
    <msub>
      <mi>M</mi>
      <mn>1</mn>
    </msub>
    <annotation encoding="StarMath 5.0">M_1
</annotation>
  </semantics>
</math>
</file>

<file path=Object 14/content.xml><?xml version="1.0" encoding="utf-8"?>
<math xmlns="http://www.w3.org/1998/Math/MathML" display="block">
  <semantics>
    <mrow>
      <mi>F</mi>
      <mo stretchy="false">∧</mo>
      <mover accent="true">
        <mi>G</mi>
        <mo stretchy="false">¯</mo>
      </mover>
    </mrow>
    <annotation encoding="StarMath 5.0">F  and bar G</annotation>
  </semantics>
</math>
</file>

<file path=Object 1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16/content.xml><?xml version="1.0" encoding="utf-8"?>
<math xmlns="http://www.w3.org/1998/Math/MathML" display="block">
  <semantics>
    <msub>
      <mi>M</mi>
      <mn>1</mn>
    </msub>
    <annotation encoding="StarMath 5.0">M_1
</annotation>
  </semantics>
</math>
</file>

<file path=Object 17/content.xml><?xml version="1.0" encoding="utf-8"?>
<math xmlns="http://www.w3.org/1998/Math/MathML" display="block">
  <semantics>
    <mrow>
      <mo stretchy="false">⇒</mo>
      <mrow>
        <msub>
          <mi>S</mi>
          <mn>2</mn>
        </msub>
        <mo stretchy="false">∈</mo>
        <mi mathvariant="italic">NP</mi>
      </mrow>
    </mrow>
    <annotation encoding="StarMath 5.0">drarrow S_2 in NP</annotation>
  </semantics>
</math>
</file>

<file path=Object 18/content.xml><?xml version="1.0" encoding="utf-8"?>
<math xmlns="http://www.w3.org/1998/Math/MathML" display="block">
  <semantics>
    <mrow>
      <mrow/>
      <mo stretchy="false">⇒</mo>
      <mrow>
        <msub>
          <mi>S</mi>
          <mn>1</mn>
        </msub>
        <mo stretchy="false">∈</mo>
        <mi mathvariant="italic">NP</mi>
      </mrow>
    </mrow>
    <annotation encoding="StarMath 5.0">{} drarrow S_1 in NP</annotation>
  </semantics>
</math>
</file>

<file path=Object 19/content.xml><?xml version="1.0" encoding="utf-8"?>
<math xmlns="http://www.w3.org/1998/Math/MathML" display="block">
  <semantics>
    <mrow>
      <mo stretchy="false">⇒</mo>
      <mrow>
        <msub>
          <mi>S</mi>
          <mn>1</mn>
        </msub>
        <mo stretchy="false">∈</mo>
        <mi mathvariant="italic">NP</mi>
      </mrow>
    </mrow>
    <annotation encoding="StarMath 5.0">drarrow S_1 in NP</annotation>
  </semantics>
</math>
</file>

<file path=Object 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0/content.xml><?xml version="1.0" encoding="utf-8"?>
<math xmlns="http://www.w3.org/1998/Math/MathML" display="block">
  <semantics>
    <mrow>
      <mi>A</mi>
      <mo stretchy="false">∈</mo>
      <msub>
        <mi>S</mi>
        <mn>1</mn>
      </msub>
    </mrow>
    <annotation encoding="StarMath 5.0">A in S_1</annotation>
  </semantics>
</math>
</file>

<file path=Object 2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3/content.xml><?xml version="1.0" encoding="utf-8"?>
<math xmlns="http://www.w3.org/1998/Math/MathML" display="block">
  <semantics>
    <mrow>
      <mi>B</mi>
      <mo stretchy="false">∈</mo>
      <msub>
        <mi>S</mi>
        <mn>2</mn>
      </msub>
    </mrow>
    <annotation encoding="StarMath 5.0">B in S_2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
</annotation>
  </semantics>
</math>
</file>

<file path=Object 25/content.xml><?xml version="1.0" encoding="utf-8"?>
<math xmlns="http://www.w3.org/1998/Math/MathML" display="block">
  <semantics>
    <mrow>
      <mi>M</mi>
      <mi>'</mi>
    </mrow>
    <annotation encoding="StarMath 5.0">M'
</annotation>
  </semantics>
</math>
</file>

<file path=Object 26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27/content.xml><?xml version="1.0" encoding="utf-8"?>
<math xmlns="http://www.w3.org/1998/Math/MathML" display="block">
  <semantics>
    <mover accent="true">
      <mi>F</mi>
      <mo stretchy="false">¯</mo>
    </mover>
    <annotation encoding="StarMath 5.0">bar F</annotation>
  </semantics>
</math>
</file>

<file path=Object 28/content.xml><?xml version="1.0" encoding="utf-8"?>
<math xmlns="http://www.w3.org/1998/Math/MathML" display="block">
  <semantics>
    <mrow>
      <mrow>
        <mover accent="true">
          <mi>F</mi>
          <mo stretchy="false">¯</mo>
        </mover>
        <mo stretchy="false">∈</mo>
        <mi>M</mi>
      </mrow>
      <mi>'</mi>
    </mrow>
    <annotation encoding="StarMath 5.0">bar F in M'</annotation>
  </semantics>
</math>
</file>

<file path=Object 29/content.xml><?xml version="1.0" encoding="utf-8"?>
<math xmlns="http://www.w3.org/1998/Math/MathML" display="block">
  <semantics>
    <mo stretchy="false">⇒</mo>
    <annotation encoding="StarMath 5.0"> drarrow </annotation>
  </semantics>
</math>
</file>

<file path=Object 3/content.xml><?xml version="1.0" encoding="utf-8"?>
<math xmlns="http://www.w3.org/1998/Math/MathML" display="block">
  <semantics>
    <msub>
      <mi>S</mi>
      <mn>2</mn>
    </msub>
    <annotation encoding="StarMath 5.0">S_2
</annotation>
  </semantics>
</math>
</file>

<file path=Object 30/content.xml><?xml version="1.0" encoding="utf-8"?>
<math xmlns="http://www.w3.org/1998/Math/MathML" display="block">
  <semantics>
    <mrow>
      <mo stretchy="false">⇒</mo>
      <mi>S</mi>
      <mrow>
        <mi>'</mi>
        <mo stretchy="false">∈</mo>
        <mi mathvariant="italic">NP</mi>
      </mrow>
    </mrow>
    <annotation encoding="StarMath 5.0">drarrow S' in NP</annotation>
  </semantics>
</math>
</file>

<file path=Object 31/content.xml><?xml version="1.0" encoding="utf-8"?>
<math xmlns="http://www.w3.org/1998/Math/MathML" display="block">
  <semantics>
    <mrow>
      <mo stretchy="false">⇒</mo>
      <mrow>
        <mi mathvariant="italic">TAUT</mi>
        <mo stretchy="false">∈</mo>
        <mi mathvariant="italic">coNP</mi>
      </mrow>
    </mrow>
    <annotation encoding="StarMath 5.0">drarrow TAUT in coNP</annotation>
  </semantics>
</math>
</file>

<file path=Object 32/content.xml><?xml version="1.0" encoding="utf-8"?>
<math xmlns="http://www.w3.org/1998/Math/MathML" display="block">
  <semantics>
    <mrow>
      <mi>n</mi>
      <mo stretchy="false">=</mo>
      <mrow>
        <mo fence="true" stretchy="false">|</mo>
        <mrow>
          <mrow>
            <mi>F</mi>
            <mo stretchy="false">∧</mo>
            <mover accent="true">
              <mi>G</mi>
              <mo stretchy="false">¯</mo>
            </mover>
          </mrow>
        </mrow>
        <mo fence="true" stretchy="false">|</mo>
      </mrow>
    </mrow>
    <annotation encoding="StarMath 5.0">n=lline F  and bar G rline</annotation>
  </semantics>
</math>
</file>

<file path=Object 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5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/content.xml><?xml version="1.0" encoding="utf-8"?>
<math xmlns="http://www.w3.org/1998/Math/MathML" display="block">
  <semantics>
    <mrow>
      <mo stretchy="false">⇒</mo>
      <mrow>
        <msub>
          <mi>S</mi>
          <mn>2</mn>
        </msub>
        <mo stretchy="false">∈</mo>
        <mi mathvariant="italic">NP</mi>
      </mrow>
    </mrow>
    <annotation encoding="StarMath 5.0">drarrow S_2 in NP</annotation>
  </semantics>
</math>
</file>

<file path=Object 7/content.xml><?xml version="1.0" encoding="utf-8"?>
<math xmlns="http://www.w3.org/1998/Math/MathML" display="block">
  <semantics>
    <mrow>
      <msub>
        <mi>S</mi>
        <mn>1</mn>
      </msub>
      <mo stretchy="false">∖</mo>
      <msub>
        <mi>S</mi>
        <mn>2</mn>
      </msub>
    </mrow>
    <annotation encoding="StarMath 5.0">S_1  setminus S_2</annotation>
  </semantics>
</math>
</file>

<file path=Object 8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9/content.xml><?xml version="1.0" encoding="utf-8"?>
<math xmlns="http://www.w3.org/1998/Math/MathML" display="block">
  <semantics>
    <msub>
      <mi>S</mi>
      <mn>2</mn>
    </msub>
    <annotation encoding="StarMath 5.0">S_2
</annotation>
  </semantics>
</math>
</file>